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rial1" fo:font-size="15pt" style:text-underline-style="solid" style:text-underline-width="auto" style:text-underline-color="font-color" fo:font-weight="bold" officeooo:rsid="001bc4db" officeooo:paragraph-rsid="001bc4db" style:font-size-asian="15pt" style:font-weight-asian="bold" style:font-size-complex="15pt" style:font-weight-complex="bold"/>
    </style:style>
    <style:style style:name="P2" style:family="paragraph" style:parent-style-name="Standard">
      <style:paragraph-properties fo:text-align="start" style:justify-single-word="false"/>
      <style:text-properties fo:color="#000000" loext:opacity="100%" style:font-name="Arial1" fo:font-size="12pt" style:text-underline-style="solid" style:text-underline-width="auto" style:text-underline-color="font-color" fo:font-weight="normal" officeooo:rsid="001bc4db" officeooo:paragraph-rsid="001bc4db"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style:font-name="Arial1" fo:font-size="12pt" style:text-underline-style="solid" style:text-underline-width="auto" style:text-underline-color="font-color" fo:font-weight="normal" officeooo:rsid="001bc4db" officeooo:paragraph-rsid="001dc12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style:font-name="Arial1" fo:font-size="12pt" style:text-underline-style="solid" style:text-underline-width="auto" style:text-underline-color="font-color" fo:font-weight="normal" officeooo:rsid="001bc4db" officeooo:paragraph-rsid="001e7c3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style:font-name="Arial1" fo:font-size="12pt" style:text-underline-style="none" fo:font-weight="normal" officeooo:rsid="001bc4db" officeooo:paragraph-rsid="001bc4d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style:font-name="Arial1" fo:font-size="12pt" style:text-underline-style="none" fo:font-weight="normal" officeooo:rsid="001bc4db" officeooo:paragraph-rsid="001dc12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style:font-name="Arial1" fo:font-size="12pt" style:text-underline-style="none" fo:font-weight="normal" officeooo:rsid="001bc4db" officeooo:paragraph-rsid="001e7c3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style:font-name="Arial1" fo:font-size="12pt" style:text-underline-style="none" fo:font-weight="normal" officeooo:rsid="001bc4db" officeooo:paragraph-rsid="001f4ff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style:font-name="Arial1" fo:font-size="12pt" style:text-underline-style="none" fo:font-weight="normal" officeooo:rsid="001bc4db" officeooo:paragraph-rsid="0020131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style:font-name="Arial1" fo:font-size="12pt" style:text-underline-style="none" fo:font-weight="normal" officeooo:rsid="001bc4db" officeooo:paragraph-rsid="0020d50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style:font-name="Arial1" fo:font-size="12pt" style:text-underline-style="none" fo:font-weight="normal" officeooo:rsid="001bc4db" officeooo:paragraph-rsid="00223bb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Arial1" fo:font-size="12pt" style:text-underline-style="none" fo:font-weight="normal" officeooo:rsid="001bc4db" officeooo:paragraph-rsid="0023cb2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font-name="Arial1" fo:font-size="12pt" style:text-underline-style="none" fo:font-weight="normal" officeooo:rsid="001bc4db" officeooo:paragraph-rsid="0025ba8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style:font-name="Arial1" fo:font-size="12pt" fo:font-style="normal" style:text-underline-style="solid" style:text-underline-width="auto" style:text-underline-color="font-color" fo:font-weight="normal" officeooo:rsid="001bc4db" officeooo:paragraph-rsid="001f4fff"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loext:opacity="100%" style:font-name="Arial1" fo:font-size="12pt" style:text-underline-style="solid" style:text-underline-width="auto" style:text-underline-color="font-color" fo:font-weight="normal" officeooo:rsid="001bc4db" officeooo:paragraph-rsid="0020131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officeooo:paragraph-rsid="001e7c30"/>
    </style:style>
    <style:style style:name="T1" style:family="text">
      <style:text-properties style:text-underline-style="solid" style:text-underline-width="auto" style:text-underline-color="font-color"/>
    </style:style>
    <style:style style:name="T2" style:family="text">
      <style:text-properties officeooo:rsid="001e7c30"/>
    </style:style>
    <style:style style:name="T3" style:family="text">
      <style:text-properties style:text-line-through-style="none" style:text-line-through-type="none" style:text-underline-style="solid" style:text-underline-width="auto" style:text-underline-color="font-color"/>
    </style:style>
    <style:style style:name="T4" style:family="text">
      <style:text-properties fo:color="#000000" loext:opacity="100%" style:font-name="Arial1" fo:font-size="12pt" style:text-underline-style="none" fo:font-weight="normal" officeooo:rsid="001bc4db" style:font-size-asian="12pt" style:font-weight-asian="normal" style:font-size-complex="12pt" style:font-weight-complex="normal"/>
    </style:style>
    <style:style style:name="T5" style:family="text">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férencement</text:p>
      <text:p text:style-name="P1"/>
      <text:p text:style-name="P2"/>
      <text:p text:style-name="P2">Définissez le terme SEO</text:p>
      <text:p text:style-name="P2"/>
      <text:p text:style-name="P5">Le SEO, ou "Optimisation pour les moteurs de recherche", englobe toutes les techniques utilisées pour améliorer la visibilité d'un site web sur des moteurs de recherche tels que Google. L'idée est de faire en sorte que le site apparaisse plus haut dans les résultats de recherche lorsque les gens cherchent des informations liées à ce site. Les professionnels du SEO travaillent sur divers aspects comme le contenu du site, sa structure, les balises HTML, les liens, etc., afin d'influencer les algorithmes des moteurs de recherche et d'obtenir un meilleur classement. En somme, c'est un moyen de rendre un site web plus attractif et plus facilement trouvable en ligne. </text:p>
      <text:p text:style-name="P5"/>
      <text:p text:style-name="P5"><text:span text:style-name="T1">Quel peut être l’intérêt d’un sitemap pour le référencement ?</text:span> </text:p>
      <text:p text:style-name="P5"/>
      <text:p text:style-name="P5">Un sitemap aide les moteurs de recherche à explorer et à comprendre ton site plus facilement. C'est comme une carte qui indique toutes les pages de ton site, ce qui accélère leur indexation. En fournissant des détails sur la structure et l'importance des pages, le sitemap contribue à améliorer le classement de ton site dans les résultats de recherche. En bref, c'est un moyen efficace d'optimiser le référencement de ton site web.</text:p>
      <text:p text:style-name="P5"/>
      <text:p text:style-name="P2">Comment les sites sont-ils indexés par les moteurs de recherche ?</text:p>
      <text:p text:style-name="P2"/>
      <text:p text:style-name="P5">Les moteurs de recherche utilisent des robots pour explorer le web, suivre les liens entre les pages, et indexer le contenu. Ensuite, des algorithmes classent ce contenu en fonction de sa pertinence pour les recherches des utilisateurs.</text:p>
      <text:p text:style-name="P5"/>
      <text:p text:style-name="P3">Quels sont les points de vigilance pour faciliter le référencement d’un site ? Identifiez à la fois des bonnes et mauvaises pratiques.</text:p>
      <text:p text:style-name="P3"/>
      <text:p text:style-name="P6">Pour rendre un site bien référencé, il faut coder proprement le site internet. Utiliser des balises HTML appropriées comme les titres et les descriptions, et ajoutez des mots-clés pertinents, mais également optimiser les images avec des descriptions. En résumé, un code propre et bien structuré aide les moteurs de recherche à mieux comprendre et indexer un site internet.</text:p>
      <text:p text:style-name="P6"/>
      <text:p text:style-name="P3">Quels sont les choix techniques sur lesquels vous pouvez vous appuyer pour créer un site puis le référencer de manière efficace ?</text:p>
      <text:p text:style-name="P3"/>
      <text:p text:style-name="P6">Pour créer et référencer un site de manière efficace, il y a plusieurs choix techniques sur lesquels je peux m'appuyer :</text:p>
      <text:p text:style-name="P6"/>
      <text:p text:style-name="P6"><text:tab/>- Choix de la plateforme : Je peux opter pour des plateformes populaires comme WordPress, Joomla ou Drupal, qui offrent des fonctionnalités de référencement intégrées et une grande flexibilité pour créer et gérer le contenu.</text:p>
      <text:p text:style-name="P8"><text:tab/></text:p>
      <text:p text:style-name="P8"><text:tab/>- Structuration du site : Il est essentiel de créer une structure de site claire et logique, avec une navigation intuitive pour faciliter l'exploration par les utilisateurs et les moteurs de recherche.</text:p>
      <text:p text:style-name="P8"><text:tab/></text:p>
      <text:p text:style-name="P8"><text:soft-page-break/><text:tab/>- Optimisation du contenu : Produire un contenu de qualité, en utilisant des mots-clés pertinents et en fournissant des informations précieuses aux visiteurs. Je peux également envisager d'intégrer des balises HTML appropriées, comme les balises de titre et de description, pour aider les moteurs de recherche à comprendre le contenu de chaque page.</text:p>
      <text:p text:style-name="P8"><text:tab/></text:p>
      <text:p text:style-name="P8"><text:tab/>- Adaptabilité mobile : Avec de plus en plus de personnes naviguant sur Internet via des appareils mobiles, je dois m'assurer que mon site est entièrement responsive, c'est-à-dire qu'il s'adapte correctement à toutes les tailles d'écrans.</text:p>
      <text:p text:style-name="P8"><text:tab/></text:p>
      <text:p text:style-name="P8"><text:tab/>- Vitesse de chargement : Je dois veiller à ce que mon site se charge rapidement en optimisant la taille des images, en minimisant les requêtes HTTP et en utilisant des outils de mise en cache. Une bonne vitesse de chargement est importante non seulement pour l'expérience utilisateur, mais aussi pour le référencement, car les moteurs de recherche favorisent les sites rapides.</text:p>
      <text:p text:style-name="P6"/>
      <text:p text:style-name="P7">En utilisant ces choix techniques de manière appropriée, je pourrai créer un site web bien structuré, optimisé pour le référencement et offrant une bonne expérience utilisateur.</text:p>
      <text:p text:style-name="P4"/>
      <text:p text:style-name="P7"><text:span text:style-name="T1">Qu’est-ce que le fichier robots.txt ? Où trouver ce fichier ? Donnez un exemple provenant d’un site de votre choix.</text:span> </text:p>
      <text:p text:style-name="P7"/>
      <text:p text:style-name="P7">Le fichier robots.txt est un fichier texte utilisé par les webmasters pour indiquer aux robots d'indexation des moteurs de recherche quels sont les fichiers ou répertoires qu'ils sont autorisés ou non à explorer sur un site web. Ce fichier est situé à la racine du site et il doit être nommé "robots.txt".</text:p>
      <text:p text:style-name="P7"/>
      <text:p text:style-name="P16"><text:span text:style-name="T4">Pour trouver ce fichier, il suffit d'ajouter "/robots.txt" à la fin de l'URL du site web, par exemple : </text:span><text:span text:style-name="T5">https://www.microsoft.com/robots.txt</text:span></text:p>
      <text:p text:style-name="P7"/>
      <text:p text:style-name="P14">Accédez à l’URL suivante : https://www.google.fr/robots.txt. Que signifient les balises Allow et Disallow présentes dans ce fichier ? Que signifient et à quoi servent les différents User-Agents présents dans ce fichier ?</text:p>
      <text:p text:style-name="P14"/>
      <text:p text:style-name="P8"><text:tab/>- "Disallow" indique aux robots les répertoires ou les pages qu'ils ne sont pas autorisés à explorer. Par exemple, "Disallow: /private/" signifie que les robots ne doivent pas explorer le répertoire "private".</text:p>
      <text:p text:style-name="P8"/>
      <text:p text:style-name="P8"><text:tab/>- "Allow" est utilisé pour autoriser l'accès à certains répertoires ou pages, même s'ils sont interdits par la règle "Disallow". Par exemple, "Allow: /public/" autorise l'accès au répertoire "public".</text:p>
      <text:p text:style-name="P8"/>
      <text:p text:style-name="P9">Et les User Agents comme AdsBots-Google ou alors Twitterbot, et le site distribue à ces robots des autorisations spécifiques sur les répertoires et pages du site internet.</text:p>
      <text:p text:style-name="P9"/>
      <text:p text:style-name="P15">Que pensez-vous de ce conseil ? Décidez-vous le suivre ? Si non, quel choix technique faites-vous ?</text:p>
      <text:p text:style-name="P9"><text:span text:style-name="T1"/></text:p>
      <text:p text:style-name="P9">Personnellement non, fin pour le moment non, mais c’est un outil qui pourrait sûrement me servir pour un projet futur, et pourquoi pas l’utiliser, je pense qu’il est important d’utiliser une technologie et des outils précis en fonction du projet derrière, pour un site vitrine, pourquoi pas utiliser du WordPress, c’est simple, sécurisé et optimisé.</text:p>
      <text:p text:style-name="P9"><text:soft-page-break/><text:span text:style-name="T1">Comment faudrait-il procéder pour accélérer le référencement du site ?</text:span> </text:p>
      <text:p text:style-name="P9"/>
      <text:p text:style-name="P9">Pour accélérer le référencement du site : </text:p>
      <text:p text:style-name="P9"><text:tab/>- Opter pour un contenu pertinent et de qualité, en utilisant les bons mots-clés.</text:p>
      <text:p text:style-name="P9"><text:tab/>- Améliorer la structure technique avec des balises HTML appropriées.</text:p>
      <text:p text:style-name="P9"><text:tab/>- Obtenir des liens de qualité provenant de sites pertinents.</text:p>
      <text:p text:style-name="P9"><text:tab/>- M’assurer que le site est compatible avec les appareils mobiles.</text:p>
      <text:p text:style-name="P9"><text:tab/>- Augmenter la vitesse de chargement en optimisant les images et en utilisant la mise en cache.</text:p>
      <text:p text:style-name="P9"><text:tab/>- Suivre régulièrement les performances et ajuster la stratégie en conséquence.</text:p>
      <text:p text:style-name="P9"/>
      <text:p text:style-name="P9"><text:span text:style-name="T1">Quel budget faudrait-il prévoir selon vous ? (la réponse à cette question pourra être traitée après la question suivante)</text:span> </text:p>
      <text:p text:style-name="P9"/>
      <text:p text:style-name="P10">Après quelques recherches, un site WordPress ne demande pas un gros budget, on peut avoir des offres pour 1€ sur des hébergeurs tel que IONOS, jusqu’à 10€ par mois, mais le coût reste assez faible pour un outil puissant.</text:p>
      <text:p text:style-name="P10"/>
      <text:p text:style-name="P10"><text:span text:style-name="T1">Préparez la liste d’étapes pour mettre en œuvre votre démarche.</text:span> </text:p>
      <text:p text:style-name="P10"/>
      <text:p text:style-name="P10">Les étapes : </text:p>
      <text:p text:style-name="P10"/>
      <text:p text:style-name="P10"><text:tab/>- Analyser du projet</text:p>
      <text:p text:style-name="P10"><text:tab/>- Définir des objectifs clairs (différentes pages, photos à utiliser, etc.).</text:p>
      <text:p text:style-name="P10"><text:tab/>- Générer une première maquette, ou un brouillons</text:p>
      <text:p text:style-name="P10"><text:tab/>- Illustrer le site en optimisant le contenu et en créant du contenu frais.</text:p>
      <text:p text:style-name="P10"><text:tab/>- Améliorer la structure technique du site.</text:p>
      <text:p text:style-name="P10"><text:tab/>- Acquérir des liens de qualité (clair, mettre les alt sur les images etc.)</text:p>
      <text:p text:style-name="P10"><text:tab/>- Suivre et analyser les performances régulièrement pour m’assurer que le site fonctionne correctement. (en utilisant des outils comme Lighthouse, qui va permettre d’effectuer des rapports sur le site et le référencement, optimisation, SEO, etc.)</text:p>
      <text:p text:style-name="P10"/>
      <text:p text:style-name="P11"><text:span text:style-name="T3">Proposer des mots clés pertinents pour Google Ads</text:span> </text:p>
      <text:p text:style-name="P11"/>
      <text:p text:style-name="P11">Ces mots clés peuvent être pertinents pour Google Ads car ils sont spécifiques à l’activité du client et devraient facilement cibler les personnes intéressés dans le domaine lié à la permaculture et à la vente d’ouvrage :</text:p>
      <text:p text:style-name="P11"/>
      <text:p text:style-name="P11"><text:tab/>- "livres permaculture"</text:p>
      <text:p text:style-name="P11"><text:tab/>- "manuel permaculture"</text:p>
      <text:p text:style-name="P11"><text:tab/>- "guide permaculture"</text:p>
      <text:p text:style-name="P11"><text:tab/>- "livres jardinage écologique"</text:p>
      <text:p text:style-name="P11"><text:tab/>- "livres agriculture durable"</text:p>
      <text:p text:style-name="P11"><text:tab/>- "permaculture pratique"</text:p>
      <text:p text:style-name="P11"><text:tab/>- "permaculture débutant"</text:p>
      <text:p text:style-name="P11"><text:tab/>- "livres design permaculture"</text:p>
      <text:p text:style-name="P11"><text:tab/>- "permaculture urbaine"</text:p>
      <text:p text:style-name="P11"><text:tab/>- "livres agroécologie"</text:p>
      <text:p text:style-name="P11"/>
      <text:p text:style-name="P12"><text:span text:style-name="T1">Identifiez et installez des plugins qui vous permettront d’améliorer le référencement naturel</text:span> </text:p>
      <text:p text:style-name="P12"/>
      <text:p text:style-name="P12"><text:tab/>- Yoast SEO</text:p>
      <text:p text:style-name="P12"><text:soft-page-break/><text:tab/>- All in One SEO Pack</text:p>
      <text:p text:style-name="P12"><text:tab/>- Rank Math</text:p>
      <text:p text:style-name="P12"><text:tab/>- Broken Link Checker</text:p>
      <text:p text:style-name="P12"><text:tab/>- Redirection</text:p>
      <text:p text:style-name="P12"/>
      <text:p text:style-name="P13">Tous ces plugins permettent d’améliorer le référencement naturel du site internet de mon client.</text:p>
      <text:p text:style-name="P13"/>
      <text:p text:style-name="P13"><text:span text:style-name="T1">Configurez-les et faites des propositions d’amélioration des pages. Pour cela, vous les dupliquerez et vous travaillerez sur la copie de la page originale.</text:span> </text:p>
      <text:p text:style-name="P13"/>
      <text:p text:style-name="P13">Pour optimiser la page "Qu'est-ce que la permaculture ?", voici les modifications proposées avec leur justification :</text:p>
      <text:p text:style-name="P13"/>
      <text:p text:style-name="P13"><text:tab/>Optimisation des balises meta : </text:p>
      <text:p text:style-name="P13"><text:tab/><text:tab/>- Proposition : Réécrire le titre et la description de la page en incluant des mots-clés pertinents comme "permaculture", "agriculture durable", etc.</text:p>
      <text:p text:style-name="P13"><text:tab/><text:tab/>- Justification : Des balises meta bien optimisées améliorent la visibilité de la page dans les résultats de recherche et incitent les utilisateurs à cliquer.</text:p>
      <text:p text:style-name="P13"><text:tab/>Ajout de contenu pertinent : </text:p>
      <text:p text:style-name="P13"><text:tab/><text:tab/>- Proposition : Ajouter du contenu informatif et engageant sur les principes de base de la permaculture, ses avantages et son importance.</text:p>
      <text:p text:style-name="P13"><text:tab/><text:tab/>- Justification : Un contenu de qualité enrichit l'expérience de l'utilisateur et renforce l'autorité du site aux yeux des moteurs de recherche.</text:p>
      <text:p text:style-name="P13"><text:tab/>Optimisation des images : </text:p>
      <text:p text:style-name="P13"><text:tab/><text:tab/>- Proposition : Ajouter des images pertinentes avec des balises alt optimisées contenant des mots-clés liés à la permaculture.</text:p>
      <text:p text:style-name="P13"><text:tab/><text:tab/>- Justification : Les images optimisées renforcent la pertinence de la page et améliorent son référencement dans les résultats de recherche d'images.</text:p>
      <text:p text:style-name="P13"><text:tab/>Liens internes : </text:p>
      <text:p text:style-name="P13"><text:tab/><text:tab/>- Proposition : Insérer des liens internes vers d'autres pages du site traitant de sujets connexes à la permaculture.</text:p>
      <text:p text:style-name="P13"><text:tab/><text:tab/>- Justification : Les liens internes améliorent la navigation des utilisateurs sur le site et renforcent la structure interne du site, ce qui peut également avoir un impact positif sur le référencement.</text:p>
      <text:p text:style-name="P13"><text:tab/>Appel à l'action (CTA) : </text:p>
      <text:p text:style-name="P13"><text:tab/><text:tab/>- Proposition : Ajouter un appel à l'action clair incitant les visiteurs à s'inscrire à une newsletter ou à découvrir la sélection de livres sur la permaculture disponibles à la vente.</text:p>
      <text:p text:style-name="P13"><text:tab/><text:tab/>- Justification : Les CTA encouragent l'interaction des utilisateurs et peuvent contribuer à augmenter les conversions et les taux d'engagement.</text:p>
      <text:p text:style-name="P13"/>
      <text:p text:style-name="P13">En mettant en œuvre ces modifications, la page "Qu'est-ce que la permaculture ?" devrait être plus attrayante pour les utilisateurs et mieux positionnée dans les résultats de recherche, ce qui contribuera à augmenter le trafic organique et à promouvoir les produits liés à la permaculture que votre client propos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7T17:29:37.679000000</meta:creation-date>
    <dc:date>2025-04-07T18:07:24.460000000</dc:date>
    <meta:editing-duration>PT23M21S</meta:editing-duration>
    <meta:editing-cycles>11</meta:editing-cycles>
    <meta:generator>LibreOffice/7.6.2.1$Windows_X86_64 LibreOffice_project/56f7684011345957bbf33a7ee678afaf4d2ba333</meta:generator>
    <meta:document-statistic meta:table-count="0" meta:image-count="0" meta:object-count="0" meta:page-count="4" meta:paragraph-count="86" meta:word-count="1615" meta:character-count="10284" meta:non-whitespace-character-count="8670"/>
  </office:meta>
</office:document-meta>
</file>